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34b" officeooo:paragraph-rsid="0005934b"/>
    </style:style>
    <style:style style:name="P2" style:family="paragraph" style:parent-style-name="Standard">
      <style:text-properties officeooo:rsid="0005934b" officeooo:paragraph-rsid="000c9c4d"/>
    </style:style>
    <style:style style:name="P3" style:family="paragraph" style:parent-style-name="Standard">
      <style:text-properties officeooo:paragraph-rsid="0005934b"/>
    </style:style>
    <style:style style:name="P4" style:family="paragraph" style:parent-style-name="Standard">
      <style:text-properties officeooo:rsid="0007d2dd" officeooo:paragraph-rsid="0007d2dd"/>
    </style:style>
    <style:style style:name="P5" style:family="paragraph" style:parent-style-name="Standard">
      <style:text-properties officeooo:rsid="000e6014" officeooo:paragraph-rsid="000e6014"/>
    </style:style>
    <style:style style:name="P6" style:family="paragraph" style:parent-style-name="Standard">
      <style:text-properties officeooo:paragraph-rsid="000e6014"/>
    </style:style>
    <style:style style:name="P7" style:family="paragraph" style:parent-style-name="Standard">
      <style:text-properties officeooo:rsid="0011b34b" officeooo:paragraph-rsid="0011b34b"/>
    </style:style>
    <style:style style:name="P8" style:family="paragraph" style:parent-style-name="Standard">
      <style:text-properties officeooo:paragraph-rsid="0007d2dd"/>
    </style:style>
    <style:style style:name="T1" style:family="text">
      <style:text-properties officeooo:rsid="0005934b"/>
    </style:style>
    <style:style style:name="T2" style:family="text">
      <style:text-properties officeooo:rsid="00063357"/>
    </style:style>
    <style:style style:name="T3" style:family="text">
      <style:text-properties officeooo:rsid="0007d2dd"/>
    </style:style>
    <style:style style:name="T4" style:family="text">
      <style:text-properties officeooo:rsid="000a0a01"/>
    </style:style>
    <style:style style:name="T5" style:family="text">
      <style:text-properties officeooo:rsid="000be4f5"/>
    </style:style>
    <style:style style:name="T6" style:family="text">
      <style:text-properties officeooo:rsid="000c9c4d"/>
    </style:style>
    <style:style style:name="T7" style:family="text">
      <style:text-properties officeooo:rsid="000e6014"/>
    </style:style>
    <style:style style:name="T8" style:family="text">
      <style:text-properties officeooo:rsid="000f8b29"/>
    </style:style>
    <style:style style:name="T9" style:family="text">
      <style:text-properties officeooo:rsid="0010eadd"/>
    </style:style>
    <style:style style:name="T10" style:family="text">
      <style:text-properties officeooo:rsid="0011b34b"/>
    </style:style>
    <style:style style:name="T11" style:family="text">
      <style:text-properties officeooo:rsid="0013e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Some new information:</text:span><text:line-break/> <text:s text:c="3"/>- The synchronization is bidirectional <text:s/>→ even if you create a file in container, it will appear <text:span text:style-name="T7">on<text:tab/> <text:s text:c="56"/></text:span>your machine</text:p>
      <text:p text:style-name="P8"><text:span text:style-name="T3"><text:s text:c="4"/>- </text:span><text:span text:style-name="T11">Devspace works with replica sets, deployments and statefulsets, not with pods directly</text:span><text:span text:style-name="T3"><text:line-break/> <text:s text:c="3"/>- </text:span><text:span text:style-name="T9">There are plugins. And custom plugins can be made as well.</text:span></text:p>
      <text:p text:style-name="P4"/>
      <text:p text:style-name="P3"><text:span text:style-name="T1">Commands </text:span><text:span text:style-name="T5">that will</text:span><text:span text:style-name="T1"> be </text:span><text:span text:style-name="T5">commonly </text:span><text:span text:style-name="T1">used </text:span><text:span text:style-name="T5">(I guess)</text:span><text:span text:style-name="T1">:</text:span></text:p>
      <text:p text:style-name="P1"><text:s text:c="4"/>- devspace dev → run the dev pipeline (defined under “dev”)<text:line-break/> <text:s text:c="3"/>- <text:span text:style-name="T4">devspace enter → open a terminal session</text:span></text:p>
      <text:p text:style-name="P1"><text:s text:c="4"/>- devspace reset pods/vars → reset replaced pods (start_dev) or conf vars</text:p>
      <text:p text:style-name="P1"><text:s text:c="4"/>- devspace purge → delete devspace resources</text:p>
      <text:p text:style-name="P1"><text:s text:c="4"/>- <text:span text:style-name="T2">devspace build → build images</text:span></text:p>
      <text:p text:style-name="P2"><text:s text:c="4"/>- <text:span text:style-name="T2">devspace cleanup images → delete images built using devspace</text:span></text:p>
      <text:p text:style-name="P2"><text:span text:style-name="T2"><text:s text:c="4"/><text:line-break/> <text:s text:c="3"/></text:span><text:span text:style-name="T6">And of course:</text:span><text:span text:style-name="T2"><text:line-break/> <text:s text:c="3"/>- </text:span><text:span text:style-name="T6">devspace completion bash → a bash script for auto-complete (use with “source”)</text:span></text:p>
      <text:p text:style-name="P2"/>
      <text:p text:style-name="P7">Other commans:</text:p>
      <text:p text:style-name="P7"><text:s text:c="4"/>- devspace list commands → <text:s/>custom commands defined in devspace.yaml</text:p>
      <text:p text:style-name="P7"><text:s text:c="4"/>- devspace run &lt;command&gt; → run a command (or &lt;dependency&gt;.&lt;command&gt;)</text:p>
      <text:p text:style-name="P2"/>
      <text:p text:style-name="P1">-----------------------------------</text:p>
      <text:p text:style-name="P1"/>
      <text:p text:style-name="P5">Devspace configuration:</text:p>
      <text:p text:style-name="P5"><text:s text:c="4"/>- version (required) → config version</text:p>
      <text:p text:style-name="P5"><text:s text:c="4"/>- name (required) → Devspace project name (only one project in a namespace)</text:p>
      <text:p text:style-name="P5"><text:s text:c="4"/>- imports → import other config files (git/local)</text:p>
      <text:p text:style-name="P6"><text:span text:style-name="T7"><text:s text:c="4"/>- functions → </text:span>functions that can be used within pipelines. <text:span text:style-name="T8">Written in bash (can use native funcs)</text:span></text:p>
      <text:p text:style-name="P6"><text:s text:c="4"/>- <text:span text:style-name="T8">pipelines → this is the “main function” declaration part. Can be: dev, deploy, build, purge, *<text:line-break/> <text:s text:c="3"/>- images → how to build images</text:span></text:p>
      <text:p text:style-name="P6"><text:s text:c="4"/>- <text:span text:style-name="T8">deployments → how to deploy </text:span><text:span text:style-name="T10">resources</text:span><text:span text:style-name="T8"><text:line-break/> <text:s text:c="3"/>- vars → variables are available. Similar to Terraform variables</text:span></text:p>
      <text:p text:style-name="P6"><text:s text:c="4"/>- <text:span text:style-name="T8">commands → “bash functions” that can be used via “devspace run &lt;command_name&gt;“<text:line-break/> <text:s text:c="3"/>- dependencies → other devspace projects (git or local)</text:span></text:p>
      <text:p text:style-name="P6"><text:s text:c="4"/>- <text:span text:style-name="T8">pullSecrets → </text:span><text:span text:style-name="T9">image registry information</text:span></text:p>
      <text:p text:style-name="P6"><text:s text:c="4"/>- <text:span text:style-name="T9">require <text:s/>→ specify requirements: devspace version, commands (kubectl, etc.), plugi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6:41:40.681697631</meta:creation-date>
    <dc:date>2022-09-20T23:35:50.874513594</dc:date>
    <meta:editing-duration>PT4H22M5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75" meta:character-count="1859" meta:non-whitespace-character-count="1442"/>
  </office:meta>
</office:document-meta>
</file>